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background-color="#ffff00"/>
    </style:style>
    <style:style style:name="P3" style:family="paragraph" style:parent-style-name="Standard">
      <style:text-properties fo:font-style="normal" fo:font-weight="bold" fo:background-color="transparent" style:font-style-asian="normal" style:font-weight-asian="bold" style:font-style-complex="normal"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style:font-style-asian="normal"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fo:background-color="transparent" style:font-weight-asian="bold"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fo:font-style="italic" style:font-size-asian="10pt" style:font-style-asian="italic" style:font-size-complex="10pt" style:font-style-complex="italic"/>
    </style:style>
    <style:style style:name="T1" style:family="text">
      <style:text-properties fo:font-weight="bold" fo:background-color="transparent" style:font-weight-asian="bold" style:font-weight-complex="bold"/>
    </style:style>
    <style:style style:name="T2" style:family="text">
      <style:text-properties style:text-position="super 58%"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bold" fo:background-color="transparent"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1"><text:span text:style-name="T6">Works</text:span>: - Clients</text:p>
      <text:p text:style-name="P11"/>
      <text:p text:style-name="P10">Martha speaks - <text:span text:style-name="T3">PBS</text:span></text:p>
      <text:p text:style-name="P10">Chop Chop Ninja –<text:span text:style-name="T3"> sardines Productions</text:span></text:p>
      <text:p text:style-name="P10">Jake and the Neverland Pirates – <text:span text:style-name="T3">Disney Junior</text:span></text:p>
      <text:p text:style-name="P10">The Peabody and Sherman show – <text:span text:style-name="T3">Dreamworks</text:span> </text:p>
      <text:p text:style-name="P10">Nella the Princess Knight – <text:span text:style-name="T3">Nick Junior</text:span></text:p>
      <text:p text:style-name="P10">Manchester Animation Festival 2019 – <text:span text:style-name="T3">Manchester animation festival</text:span></text:p>
      <text:p text:style-name="P10">Central Park - <text:span text:style-name="T3">20</text:span><text:span text:style-name="T2">th</text:span><text:span text:style-name="T3"> television</text:span></text:p>
      <text:p text:style-name="Standard"/>
      <text:p text:style-name="P2"/>
      <text:p text:style-name="P9">Martha Speaks - <text:span text:style-name="T3">PBS kids</text:span></text:p>
      <text:p text:style-name="P4"><text:span text:style-name="T10">Project description:</text:span> </text:p>
      <text:p text:style-name="P4">Based on a children's book of the same name by susan Meddaugh, Martha speaks is an educational TV series aimed at children between the ages of four and seven. The series follows the adventures of Martha, a dog that gains the power of speech after being fed alphabet soup. </text:p>
      <text:p text:style-name="P4"/>
      <text:p text:style-name="P5">Software :<text:span text:style-name="T11"> Toon Boom Harmony</text:span></text:p>
      <text:p text:style-name="P5"/>
      <text:p text:style-name="Standard"><text:span text:style-name="T8">Role:</text:span><text:span text:style-name="T9"> <text:s/></text:span>Cut-Out Animator, giving life to characters by making them move in a fun yet realistic fashion.</text:p>
      <text:p text:style-name="Standard"/>
      <text:p text:style-name="Standard"/>
      <text:p text:style-name="P9">Chop Chop Ninja –<text:span text:style-name="T3"> Sardines Productions</text:span></text:p>
      <text:p text:style-name="P5">Project description :<text:span text:style-name="T11"> Chop Chop Ninja is a series inspired by a iOS game by Gamerizon. The show follows Iro and his friends has they try to beat the challenges posed in every episodes. </text:span></text:p>
      <text:p text:style-name="P1"/>
      <text:p text:style-name="P6">Software : <text:span text:style-name="T11">Toon Boom Harmony</text:span></text:p>
      <text:p text:style-name="P6"/>
      <text:p text:style-name="P1"><text:span text:style-name="T10">Role :</text:span><text:span text:style-name="T11"> </text:span>Cut-Out animator and Visual Effects artist I created everything that moved in my scene, from the characters to the visual effects and props</text:p>
      <text:p text:style-name="P1"><text:span text:style-name="T10"/></text:p>
      <text:p text:style-name="P1"/>
      <text:p text:style-name="P3">Jake and the Neverland Pirates – <text:span text:style-name="T3">Disney Junior</text:span></text:p>
      <text:p text:style-name="P4"><text:span text:style-name="T10">Project description </text:span>: This is a preschool TV series that takes place after the events of <text:span text:style-name="T3">Peter Pan </text:span>and focuses on Jake, Izzy and Cubby, three children who go on wild adventures and outsmart Captain Hook and his crew. </text:p>
      <text:p text:style-name="P4"/>
      <text:p text:style-name="P4"><text:span text:style-name="T10">Software </text:span>: Toon Boom Harmony</text:p>
      <text:p text:style-name="P1"/>
      <text:p text:style-name="P1"><text:span text:style-name="T10">Role :</text:span> As a traditional animator, I drew keyframes that gave movement indications to the cut-out animators. </text:p>
      <text:p text:style-name="Standard">Leadership of a small team that created specific elements of the show. </text:p>
      <text:p text:style-name="Standard"/>
      <text:p text:style-name="Standard"/>
      <text:p text:style-name="P2"><text:span text:style-name="T1">The Peabody and Sherman show – </text:span><text:span text:style-name="T4">Dreamworks</text:span><text:span text:style-name="T12"> </text:span></text:p>
      <text:p text:style-name="P2"><text:span text:style-name="T12"/></text:p>
      <text:p text:style-name="Standard"><text:span text:style-name="T8">Project description</text:span><text:span text:style-name="T7"> : Animated musical comedy TV series based on the 1960s '</text:span><text:span text:style-name="T5">The adventures of Rocky and Bullwinkle and friends</text:span><text:span text:style-name="T7">' and the 2014 film </text:span><text:span text:style-name="T5">Mr. Peabody and Sherman</text:span><text:span text:style-name="T7">. <text:s/>In this TV series, Mr. Peabody and his son, Sherman, host a variety show where they interview historical guests with </text:span><text:soft-page-break/><text:span text:style-name="T7">interludes where they travel back through time. </text:span></text:p>
      <text:p text:style-name="Standard"><text:span text:style-name="T7"/></text:p>
      <text:p text:style-name="Standard"><text:span text:style-name="T7">Software : Adobe Flash software</text:span></text:p>
      <text:p text:style-name="Standard"><text:span text:style-name="T7"/></text:p>
      <text:p text:style-name="Standard"><text:span text:style-name="T10">Role </text:span>: Key animator, creating precise keyframes</text:p>
      <text:p text:style-name="Standard"/>
      <text:p text:style-name="P8"/>
      <text:p text:style-name="P8">Nella the Princess Knight – <text:span text:style-name="T3">Nick Junior</text:span></text:p>
      <text:p text:style-name="P8"><text:span text:style-name="T3"/></text:p>
      <text:p text:style-name="Standard"><text:span text:style-name="T8">Project description </text:span><text:span text:style-name="T7">: This is the story of Nella, a young princess who goes on adventures to save the citizens of her kingdom. She goes on various missions with her merry friends, Garrett and Clod and together they olves mysteries and learn many valuable lessons along the way. </text:span></text:p>
      <text:p text:style-name="Standard"/>
      <text:p text:style-name="P1"><text:span text:style-name="T10">Software </text:span>: Toon Boom Harmony</text:p>
      <text:p text:style-name="P1"/>
      <text:p text:style-name="P1"><text:span text:style-name="T10">Role </text:span>: FX artist and Lead FX artist. </text:p>
      <text:p text:style-name="P1">Designing and aniamting hand drawn visual effects</text:p>
      <text:p text:style-name="P1">Managing a team of artists, quality control and time management of a department </text:p>
      <text:p text:style-name="P1"/>
      <text:p text:style-name="Standard"/>
      <text:p text:style-name="P9">Central Park - <text:span text:style-name="T3">20</text:span><text:span text:style-name="T2">th</text:span><text:span text:style-name="T3"> television</text:span></text:p>
      <text:p text:style-name="Standard"/>
      <text:p text:style-name="Standard"><text:span text:style-name="T10">Project Description</text:span> : Central Park is an animated musical sitcom that tells the story of the Tillerman-unter family who live in Edendale Castle in Central Park. We follow them through funny moments and hardships, all told through the eyes of Birdie, a fourth-wall aware busker. </text:p>
      <text:p text:style-name="Standard"/>
      <text:p text:style-name="P1"><text:span text:style-name="T10">Software </text:span><text:span text:style-name="T11">: Toon Boom Harmony</text:span></text:p>
      <text:p text:style-name="Standard"/>
      <text:p text:style-name="Standard">Roles : </text:p>
      <text:p text:style-name="Standard">Assistant supervisor – character animation</text:p>
      <text:p text:style-name="Standard">supervisor – Visual Effe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03T17:01:37.28</meta:creation-date>
    <dc:date>2025-08-19T14:32:49.97</dc:date>
    <meta:editing-duration>PT2H56M25S</meta:editing-duration>
    <meta:editing-cycles>3</meta:editing-cycles>
    <meta:generator>OpenOffice/4.1.15$Win32 OpenOffice.org_project/4115m2$Build-9813</meta:generator>
    <meta:document-statistic meta:table-count="0" meta:image-count="0" meta:object-count="0" meta:page-count="3" meta:paragraph-count="38" meta:word-count="505" meta:character-count="2991"/>
  </office:meta>
</office:document-meta>
</file>